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137D43C2D8514E9002F.png" manifest:media-type="image/png"/>
  <manifest:file-entry manifest:full-path="Pictures/1000000100000285000000E9D8DFA91F49B66B12.png" manifest:media-type="image/png"/>
  <manifest:file-entry manifest:full-path="Pictures/1000000100000285000000E965CC9BB404E115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96f9f" officeooo:paragraph-rsid="00096f9f" style:font-size-asian="14pt" style:font-size-complex="16pt"/>
    </style:style>
    <style:style style:name="P2" style:family="paragraph" style:parent-style-name="Standard">
      <style:text-properties fo:font-size="16pt" officeooo:rsid="00096f9f" officeooo:paragraph-rsid="000a5ca8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96f9f" officeooo:paragraph-rsid="00096f9f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96f9f" officeooo:paragraph-rsid="0010e509" style:font-size-asian="14pt" style:font-size-complex="16pt"/>
    </style:style>
    <style:style style:name="P5" style:family="paragraph" style:parent-style-name="Standard">
      <style:text-properties fo:font-size="16pt" officeooo:rsid="000a5ca8" officeooo:paragraph-rsid="000a5ca8" style:font-size-asian="14pt" style:font-size-complex="16pt"/>
    </style:style>
    <style:style style:name="P6" style:family="paragraph" style:parent-style-name="Standard">
      <style:text-properties fo:font-size="16pt" officeooo:rsid="000c28bb" officeooo:paragraph-rsid="000c28bb" style:font-size-asian="14pt" style:font-size-complex="16pt"/>
    </style:style>
    <style:style style:name="P7" style:family="paragraph" style:parent-style-name="Standard">
      <style:paragraph-properties fo:break-before="page"/>
      <style:text-properties fo:font-size="16pt" officeooo:rsid="000c28bb" officeooo:paragraph-rsid="000c28bb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e8fe9" officeooo:paragraph-rsid="000e8fe9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e8fe9" officeooo:paragraph-rsid="000e8fe9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ead4e" officeooo:paragraph-rsid="000ead4e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eeea5" officeooo:paragraph-rsid="000eeea5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0e509" officeooo:paragraph-rsid="0010e509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1ccb7" officeooo:paragraph-rsid="0011ccb7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language="en" fo:country="US" fo:font-weight="normal" officeooo:rsid="000ead4e" officeooo:paragraph-rsid="000ead4e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e8fe9" officeooo:paragraph-rsid="000e8fe9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0eeea5" officeooo:paragraph-rsid="000eeea5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eeea5" officeooo:paragraph-rsid="000eeea5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096f9f" officeooo:paragraph-rsid="00096f9f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0e509" officeooo:paragraph-rsid="0010e509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11ccb7" officeooo:paragraph-rsid="0011ccb7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officeooo:rsid="000ead4e" officeooo:paragraph-rsid="000eeea5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0eeea5" officeooo:paragraph-rsid="000eeea5" style:font-size-asian="14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096f9f" officeooo:paragraph-rsid="00096f9f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0c28bb" officeooo:paragraph-rsid="000e8fe9" style:font-size-asian="14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0eeea5" officeooo:paragraph-rsid="000eeea5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0eeea5" officeooo:paragraph-rsid="000eeea5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11ccb7" officeooo:paragraph-rsid="0011d65a" style:font-size-asian="14pt" style:font-weight-asian="bold" style:font-size-complex="16pt" style:font-weight-complex="bold"/>
    </style:style>
    <style:style style:name="T1" style:family="text">
      <style:text-properties officeooo:rsid="000ea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AME:- GANESH DAMODHAR SHITOLE </text:p>
      <text:p text:style-name="P20">ROLL NO:- 83583</text:p>
      <text:p text:style-name="P15"/>
      <text:p text:style-name="P15">Assignment 1</text:p>
      <text:p text:style-name="P8"/>
      <text:p text:style-name="P9">1.</text:p>
      <text:p text:style-name="P1"><draw:frame draw:style-name="fr1" draw:name="Image6" text:anchor-type="char" svg:x="0cm" svg:y="0.173cm" svg:width="17cm" svg:height="5.71cm" draw:z-index="0"><draw:image xlink:href="Pictures/1000000100000285000000E965CC9BB404E11598.png" xlink:type="simple" xlink:show="embed" xlink:actuate="onLoad" draw:mime-type="image/png"/></draw:frame><text:s text:c="2"/></text:p>
      <text:p text:style-name="P9">2.</text:p>
      <text:p text:style-name="P9"><text:s/><draw:frame draw:style-name="fr1" draw:name="Image7" text:anchor-type="char" svg:x="0.185cm" svg:y="0.109cm" svg:width="17cm" svg:height="5.713cm" draw:z-index="1"><draw:image xlink:href="Pictures/1000000100000285000000E9D8DFA91F49B66B12.png" xlink:type="simple" xlink:show="embed" xlink:actuate="onLoad" draw:mime-type="image/png"/></draw:frame></text:p>
      <text:p text:style-name="P9">3.</text:p>
      <text:p text:style-name="P24"><draw:frame draw:style-name="fr1" draw:name="Image8" text:anchor-type="char" svg:x="0.212cm" svg:y="0.026cm" svg:width="14.958cm" svg:height="6.541cm" draw:z-index="2"><draw:image xlink:href="Pictures/100000010000028500000137D43C2D8514E900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01:43.395746188</meta:creation-date>
    <dc:date>2024-03-15T01:32:05.779506379</dc:date>
    <meta:editing-duration>PT23M51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8" meta:word-count="12" meta:character-count="67" meta:non-whitespace-character-count="57"/>
  </office:meta>
</office:document-meta>
</file>